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b6ad0" officeooo:paragraph-rsid="000b6ad0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b6ad0" officeooo:paragraph-rsid="000cc592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cc592" officeooo:paragraph-rsid="000cc592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11.224cm" style:type="right"/>
        </style:tab-stops>
      </style:paragraph-properties>
      <style:text-properties style:font-name="Times New Roman" fo:font-size="14pt" officeooo:rsid="000cc592" officeooo:paragraph-rsid="000cc592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dae79" officeooo:paragraph-rsid="000dae79" style:font-size-asian="14pt" style:font-size-complex="14pt"/>
    </style:style>
    <style:style style:name="T1" style:family="text">
      <style:text-properties officeooo:rsid="000b6ad0"/>
    </style:style>
    <style:style style:name="T2" style:family="text">
      <style:text-properties officeooo:rsid="000cc592"/>
    </style:style>
    <style:style style:name="T3" style:family="text">
      <style:text-properties officeooo:rsid="000dae7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f0dec"/>
    </style:style>
    <style:style style:name="T6" style:family="text">
      <style:text-properties officeooo:rsid="000f0dec"/>
    </style:style>
    <style:style style:name="T7" style:family="text">
      <style:text-properties fo:language="en" fo:country="US" officeooo:rsid="000f0d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транспорта Российской Федерации <text:line-break/>Федеральное агентство железнодорожного транспорта<text:line-break/>Федеральное государственное бюджетное образовательное учреждение высшего профессионального образования<text:line-break/>«Дальневосточный государственный университет путей сообщения»<text:line-break/></text:p>
      <text:p text:style-name="P1"/>
      <text:p text:style-name="P1"/>
      <text:p text:style-name="P1"/>
      <text:p text:style-name="P1"/>
      <text:p text:style-name="P1"/>
      <text:p text:style-name="P2">Кафедра «Информационные системы и технолог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[номер <text:span text:style-name="T2">занятия</text:span>]</text:p>
      <text:p text:style-name="P3">по предмету <text:span text:style-name="T1">«</text:span><text:span text:style-name="T7">[</text:span><text:span text:style-name="T5">название предмета</text:span><text:span text:style-name="T7">]</text:span><text:span text:style-name="T1">»</text:span></text:p>
      <text:p text:style-name="P3">[тема занятия]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: <text:tab/><text:span text:style-name="T3">ст. гр. [номер группы] </text:span>[фамилия <text:span text:style-name="T5">и. о.</text:span>]<text:line-break/>Проверил: <text:tab/><text:span text:style-name="T6">[</text:span><text:span text:style-name="T5">фамилия и. о. преподавателя</text:span><text:span text:style-name="T7">]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Хабаровск,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imbus Sans 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imbus Sans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Nimbus Sans L1" style:font-family-complex="'Nimbus Sans 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2:20:07.423000000</meta:creation-date>
    <meta:editing-duration>PT4M17S</meta:editing-duration>
    <meta:editing-cycles>2</meta:editing-cycles>
    <meta:generator>LibreOffice/5.0.0.5$Windows_x86 LibreOffice_project/1b1a90865e348b492231e1c451437d7a15bb262b</meta:generator>
    <meta:initial-creator>Александр Константинович Мельник</meta:initial-creator>
    <dc:date>2016-02-18T12:24:23.755000000</dc:date>
    <dc:creator>Александр Константинович Мельник</dc:creator>
    <meta:document-statistic meta:table-count="0" meta:image-count="0" meta:object-count="0" meta:page-count="1" meta:paragraph-count="8" meta:word-count="53" meta:character-count="503" meta:non-whitespace-character-count="453"/>
  </office:meta>
</office:document-meta>
</file>